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justify"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fo:text-align="justify"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fo:text-align="justify"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fo:text-align="justify" style:vertical-align="baseline" fo:margin-bottom="0in" fo:line-height="100%"/>
      <style:text-properties style:font-name="Aptos Display" style:font-name-asian="Times New Roman" style:font-name-complex="Segoe UI" fo:color="#0F4761" style:letter-kerning="false" fo:font-size="16pt" style:font-size-asian="16pt" style:font-size-complex="16pt"/>
    </style:style>
    <style:style style:name="P9" style:parent-style-name="Normal" style:family="paragraph">
      <style:paragraph-properties fo:text-align="justify" style:vertical-align="baseline" fo:margin-bottom="0in" fo:line-height="100%"/>
    </style:style>
    <style:style style:name="T10" style:parent-style-name="DefaultParagraphFont" style:family="text">
      <style:text-properties style:font-name="Aptos Display" style:font-name-asian="Times New Roman" style:font-name-complex="Segoe UI" fo:color="#0F4761" style:letter-kerning="false" fo:font-size="16pt" style:font-size-asian="16pt" style:font-size-complex="16pt"/>
    </style:style>
    <style:style style:name="P11" style:parent-style-name="Normal" style:family="paragraph">
      <style:paragraph-properties fo:text-align="justify" style:vertical-align="baseline" fo:margin-bottom="0in" fo:line-height="100%"/>
    </style:style>
    <style:style style:name="T12" style:parent-style-name="DefaultParagraphFont" style:family="text">
      <style:text-properties style:font-name-asian="Times New Roman" style:font-name-complex="Segoe UI" style:letter-kerning="false"/>
    </style:style>
    <style:style style:name="T13" style:parent-style-name="DefaultParagraphFont" style:family="text">
      <style:text-properties style:font-name-asian="Times New Roman" style:font-name-complex="Segoe UI" style:letter-kerning="false"/>
    </style:style>
    <style:style style:name="P14"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5" style:parent-style-name="Normal" style:family="paragraph">
      <style:paragraph-properties fo:text-align="justify" style:vertical-align="baseline" fo:margin-bottom="0in" fo:line-height="100%"/>
    </style:style>
    <style:style style:name="P16" style:parent-style-name="Normal" style:family="paragraph">
      <style:paragraph-properties fo:text-align="justify" style:vertical-align="baseline" fo:margin-bottom="0in" fo:line-height="100%"/>
    </style:style>
    <style:style style:name="T17" style:parent-style-name="DefaultParagraphFont" style:family="text">
      <style:text-properties style:font-name-asian="Times New Roman" style:font-name-complex="Segoe UI" style:letter-kerning="false"/>
    </style:style>
    <style:style style:name="T18" style:parent-style-name="DefaultParagraphFont" style:family="text">
      <style:text-properties style:font-name-asian="Times New Roman" style:font-name-complex="Segoe UI" style:letter-kerning="false"/>
    </style:style>
    <style:style style:name="P19"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20" style:parent-style-name="Normal" style:family="paragraph">
      <style:paragraph-properties fo:text-align="justify" style:vertical-align="baseline" fo:margin-bottom="0in" fo:line-height="100%"/>
    </style:style>
    <style:style style:name="P21" style:parent-style-name="Normal" style:family="paragraph">
      <style:paragraph-properties fo:text-align="justify" style:vertical-align="baseline" fo:margin-bottom="0in" fo:line-height="100%"/>
    </style:style>
    <style:style style:name="T22" style:parent-style-name="DefaultParagraphFont" style:family="text">
      <style:text-properties style:font-name-asian="Times New Roman" style:font-name-complex="Segoe UI" style:letter-kerning="false"/>
    </style:style>
    <style:style style:name="T23" style:parent-style-name="DefaultParagraphFont" style:family="text">
      <style:text-properties style:font-name-asian="Times New Roman" style:font-name-complex="Segoe UI" style:letter-kerning="false"/>
    </style:style>
    <style:style style:name="P24"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25" style:parent-style-name="Normal" style:family="paragraph">
      <style:paragraph-properties fo:text-align="justify" style:vertical-align="baseline" fo:margin-bottom="0in" fo:line-height="100%"/>
    </style:style>
    <style:style style:name="P26" style:parent-style-name="Normal" style:family="paragraph">
      <style:paragraph-properties fo:text-align="justify" style:vertical-align="baseline" fo:margin-bottom="0in" fo:line-height="100%"/>
    </style:style>
    <style:style style:name="T27" style:parent-style-name="DefaultParagraphFont" style:family="text">
      <style:text-properties style:font-name-asian="Times New Roman" style:font-name-complex="Segoe UI" style:letter-kerning="false"/>
    </style:style>
    <style:style style:name="T28" style:parent-style-name="DefaultParagraphFont" style:family="text">
      <style:text-properties style:font-name-asian="Times New Roman" style:font-name-complex="Segoe UI" style:letter-kerning="false"/>
    </style:style>
    <style:style style:name="P29"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30" style:parent-style-name="Normal" style:family="paragraph">
      <style:paragraph-properties fo:text-align="justify" style:vertical-align="baseline" fo:margin-bottom="0in" fo:line-height="100%"/>
    </style:style>
    <style:style style:name="P31" style:parent-style-name="Normal" style:family="paragraph">
      <style:paragraph-properties fo:text-align="justify" style:vertical-align="baseline" fo:margin-bottom="0in" fo:line-height="100%"/>
    </style:style>
    <style:style style:name="T32" style:parent-style-name="DefaultParagraphFont" style:family="text">
      <style:text-properties style:font-name-asian="Times New Roman" style:font-name-complex="Segoe UI" style:letter-kerning="false"/>
    </style:style>
    <style:style style:name="T33" style:parent-style-name="DefaultParagraphFont" style:family="text">
      <style:text-properties style:font-name-asian="Times New Roman" style:font-name-complex="Segoe UI" style:letter-kerning="false"/>
    </style:style>
    <style:style style:name="P34"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35" style:parent-style-name="Normal" style:family="paragraph">
      <style:paragraph-properties fo:text-align="justify" style:vertical-align="baseline" fo:margin-bottom="0in" fo:line-height="100%"/>
    </style:style>
    <style:style style:name="P36" style:parent-style-name="Normal" style:family="paragraph">
      <style:paragraph-properties fo:text-align="justify" style:vertical-align="baseline" fo:margin-bottom="0in" fo:line-height="100%"/>
    </style:style>
    <style:style style:name="T37" style:parent-style-name="DefaultParagraphFont" style:family="text">
      <style:text-properties style:font-name-asian="Times New Roman" style:font-name-complex="Segoe UI" style:letter-kerning="false"/>
    </style:style>
    <style:style style:name="T38" style:parent-style-name="DefaultParagraphFont" style:family="text">
      <style:text-properties style:font-name-asian="Times New Roman" style:font-name-complex="Segoe UI" style:letter-kerning="false"/>
    </style:style>
    <style:style style:name="P39"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40" style:parent-style-name="Normal" style:family="paragraph">
      <style:paragraph-properties fo:text-align="justify" style:vertical-align="baseline" fo:margin-bottom="0in" fo:line-height="100%"/>
    </style:style>
    <style:style style:name="P41" style:parent-style-name="Normal" style:family="paragraph">
      <style:paragraph-properties fo:text-align="justify" style:vertical-align="baseline" fo:margin-bottom="0in" fo:line-height="100%"/>
    </style:style>
    <style:style style:name="T42" style:parent-style-name="DefaultParagraphFont" style:family="text">
      <style:text-properties style:font-name-asian="Times New Roman" style:font-name-complex="Segoe UI" style:letter-kerning="false"/>
    </style:style>
    <style:style style:name="T43" style:parent-style-name="DefaultParagraphFont" style:family="text">
      <style:text-properties style:font-name-asian="Times New Roman" style:font-name-complex="Segoe UI" style:letter-kerning="false"/>
    </style:style>
    <style:style style:name="P44"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45" style:parent-style-name="Normal" style:family="paragraph">
      <style:paragraph-properties fo:text-align="justify" style:vertical-align="baseline" fo:margin-bottom="0in" fo:line-height="100%"/>
    </style:style>
    <style:style style:name="P46" style:parent-style-name="Normal" style:family="paragraph">
      <style:paragraph-properties fo:text-align="justify" style:vertical-align="baseline" fo:margin-bottom="0in" fo:line-height="100%"/>
    </style:style>
    <style:style style:name="T47" style:parent-style-name="DefaultParagraphFont" style:family="text">
      <style:text-properties style:font-name-asian="Times New Roman" style:font-name-complex="Segoe UI" style:letter-kerning="false"/>
    </style:style>
    <style:style style:name="T48" style:parent-style-name="DefaultParagraphFont" style:family="text">
      <style:text-properties style:font-name-asian="Times New Roman" style:font-name-complex="Segoe UI" style:letter-kerning="false"/>
    </style:style>
    <style:style style:name="P49"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50" style:parent-style-name="Normal" style:family="paragraph">
      <style:paragraph-properties fo:text-align="justify" style:vertical-align="baseline" fo:margin-bottom="0in" fo:line-height="100%"/>
    </style:style>
    <style:style style:name="P51" style:parent-style-name="Normal" style:family="paragraph">
      <style:paragraph-properties fo:text-align="justify" style:vertical-align="baseline" fo:margin-bottom="0in" fo:line-height="100%"/>
    </style:style>
    <style:style style:name="T52" style:parent-style-name="DefaultParagraphFont" style:family="text">
      <style:text-properties style:font-name-asian="Times New Roman" style:font-name-complex="Segoe UI" style:letter-kerning="false"/>
    </style:style>
    <style:style style:name="T53" style:parent-style-name="DefaultParagraphFont" style:family="text">
      <style:text-properties style:font-name-asian="Times New Roman" style:font-name-complex="Segoe UI" style:letter-kerning="false"/>
    </style:style>
    <style:style style:name="P54"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55" style:parent-style-name="Normal" style:family="paragraph">
      <style:paragraph-properties fo:text-align="justify" style:vertical-align="baseline" fo:margin-bottom="0in" fo:line-height="100%"/>
    </style:style>
    <style:style style:name="P56" style:parent-style-name="Normal" style:family="paragraph">
      <style:paragraph-properties fo:text-align="justify" style:vertical-align="baseline" fo:margin-bottom="0in" fo:line-height="100%"/>
    </style:style>
    <style:style style:name="T57" style:parent-style-name="DefaultParagraphFont" style:family="text">
      <style:text-properties style:font-name-asian="Times New Roman" style:font-name-complex="Segoe UI" style:letter-kerning="false"/>
    </style:style>
    <style:style style:name="T58" style:parent-style-name="DefaultParagraphFont" style:family="text">
      <style:text-properties style:font-name-asian="Times New Roman" style:font-name-complex="Segoe UI" style:letter-kerning="false"/>
    </style:style>
    <style:style style:name="P59" style:parent-style-name="Normal" style:family="paragraph">
      <style:paragraph-properties fo:text-align="justify" style:vertical-align="baseline" fo:margin-bottom="0in" fo:line-height="100%"/>
    </style:style>
    <style:style style:name="T60" style:parent-style-name="DefaultParagraphFont" style:family="text">
      <style:text-properties style:font-name-asian="Times New Roman" style:font-name-complex="Segoe UI" style:letter-kerning="false"/>
    </style:style>
    <style:style style:name="T61" style:parent-style-name="DefaultParagraphFont" style:family="text">
      <style:text-properties style:font-name-asian="Times New Roman" style:font-name-complex="Segoe UI" style:letter-kerning="false" style:text-position="super 58.3%"/>
    </style:style>
    <style:style style:name="T62" style:parent-style-name="DefaultParagraphFont" style:family="text">
      <style:text-properties style:font-name-asian="Times New Roman" style:font-name-complex="Segoe UI" style:letter-kerning="false"/>
    </style:style>
    <style:style style:name="P63" style:parent-style-name="Normal" style:family="paragraph">
      <style:paragraph-properties fo:text-align="justify" style:vertical-align="baseline" fo:margin-bottom="0in" fo:line-height="100%"/>
    </style:style>
    <style:style style:name="P64" style:parent-style-name="Normal" style:family="paragraph">
      <style:paragraph-properties fo:text-align="justify" style:vertical-align="baseline" fo:margin-bottom="0in" fo:line-height="100%"/>
    </style:style>
    <style:style style:name="T65" style:parent-style-name="DefaultParagraphFont" style:family="text">
      <style:text-properties style:font-name-asian="Times New Roman" style:font-name-complex="Segoe UI" style:letter-kerning="false"/>
    </style:style>
    <style:style style:name="T66" style:parent-style-name="DefaultParagraphFont" style:family="text">
      <style:text-properties style:font-name-asian="Times New Roman" style:font-name-complex="Segoe UI" style:letter-kerning="false"/>
    </style:style>
    <style:style style:name="P67" style:parent-style-name="Normal" style:family="paragraph">
      <style:paragraph-properties fo:text-align="justify" style:vertical-align="baseline" fo:margin-bottom="0in" fo:line-height="100%"/>
    </style:style>
    <style:style style:name="T68" style:parent-style-name="DefaultParagraphFont" style:family="text">
      <style:text-properties style:font-name-asian="Times New Roman" style:font-name-complex="Segoe UI" style:letter-kerning="false"/>
    </style:style>
    <style:style style:name="T69" style:parent-style-name="DefaultParagraphFont" style:family="text">
      <style:text-properties style:font-name-asian="Times New Roman" style:font-name-complex="Segoe UI" style:letter-kerning="false"/>
    </style:style>
    <style:style style:name="T70" style:parent-style-name="DefaultParagraphFont" style:family="text">
      <style:text-properties style:font-name-asian="Times New Roman" style:font-name-complex="Segoe UI" style:letter-kerning="false"/>
    </style:style>
    <style:style style:name="T71" style:parent-style-name="DefaultParagraphFont" style:family="text">
      <style:text-properties style:font-name-asian="Times New Roman" style:font-name-complex="Segoe UI" style:letter-kerning="false"/>
    </style:style>
    <style:style style:name="T72" style:parent-style-name="DefaultParagraphFont" style:family="text">
      <style:text-properties style:font-name-asian="Times New Roman" style:font-name-complex="Segoe UI" style:letter-kerning="false"/>
    </style:style>
    <style:style style:name="T73" style:parent-style-name="DefaultParagraphFont" style:family="text">
      <style:text-properties style:font-name-asian="Times New Roman" style:font-name-complex="Segoe UI" style:letter-kerning="false"/>
    </style:style>
    <style:style style:name="P74" style:parent-style-name="Normal" style:family="paragraph">
      <style:paragraph-properties fo:text-align="justify" style:vertical-align="baseline" fo:margin-bottom="0in" fo:line-height="100%"/>
    </style:style>
    <style:style style:name="P75" style:parent-style-name="Normal" style:family="paragraph">
      <style:paragraph-properties fo:text-align="justify" style:vertical-align="baseline" fo:margin-bottom="0in" fo:line-height="100%"/>
    </style:style>
    <style:style style:name="T76" style:parent-style-name="DefaultParagraphFont" style:family="text">
      <style:text-properties style:font-name-asian="Times New Roman" style:font-name-complex="Segoe UI" style:letter-kerning="false"/>
    </style:style>
    <style:style style:name="T77" style:parent-style-name="DefaultParagraphFont" style:family="text">
      <style:text-properties style:font-name-asian="Times New Roman" style:font-name-complex="Segoe UI" style:letter-kerning="false"/>
    </style:style>
    <style:style style:name="P78" style:parent-style-name="Normal" style:family="paragraph">
      <style:paragraph-properties fo:text-align="justify" style:vertical-align="baseline" fo:margin-bottom="0in" fo:line-height="100%"/>
    </style:style>
    <style:style style:name="T79" style:parent-style-name="DefaultParagraphFont" style:family="text">
      <style:text-properties style:font-name-asian="Times New Roman" style:font-name-complex="Segoe UI" style:letter-kerning="false"/>
    </style:style>
    <style:style style:name="T80" style:parent-style-name="DefaultParagraphFont" style:family="text">
      <style:text-properties style:font-name-asian="Times New Roman" style:font-name-complex="Segoe UI" style:letter-kerning="false" style:text-position="super 58.3%"/>
    </style:style>
    <style:style style:name="T81" style:parent-style-name="DefaultParagraphFont" style:family="text">
      <style:text-properties style:font-name-asian="Times New Roman" style:font-name-complex="Segoe UI" style:letter-kerning="false"/>
    </style:style>
    <style:style style:name="P82" style:parent-style-name="Normal" style:family="paragraph">
      <style:paragraph-properties fo:text-align="justify" style:vertical-align="baseline" fo:margin-bottom="0in" fo:line-height="100%"/>
    </style:style>
    <style:style style:name="P83" style:parent-style-name="Normal" style:family="paragraph">
      <style:paragraph-properties fo:text-align="justify" style:vertical-align="baseline" fo:margin-bottom="0in" fo:line-height="100%"/>
    </style:style>
    <style:style style:name="T84" style:parent-style-name="DefaultParagraphFont" style:family="text">
      <style:text-properties style:font-name-asian="Times New Roman" style:font-name-complex="Segoe UI" style:letter-kerning="false"/>
    </style:style>
    <style:style style:name="T85" style:parent-style-name="DefaultParagraphFont" style:family="text">
      <style:text-properties style:font-name-asian="Times New Roman" style:font-name-complex="Segoe UI" style:letter-kerning="false"/>
    </style:style>
    <style:style style:name="P86"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87" style:parent-style-name="Normal" style:family="paragraph">
      <style:paragraph-properties fo:text-align="justify" style:vertical-align="baseline" fo:margin-bottom="0in" fo:line-height="100%"/>
    </style:style>
    <style:style style:name="P88" style:parent-style-name="Normal" style:family="paragraph">
      <style:paragraph-properties fo:text-align="justify" style:vertical-align="baseline" fo:margin-bottom="0in" fo:line-height="100%"/>
    </style:style>
    <style:style style:name="T89" style:parent-style-name="DefaultParagraphFont" style:family="text">
      <style:text-properties style:font-name-asian="Times New Roman" style:font-name-complex="Segoe UI" style:letter-kerning="false"/>
    </style:style>
    <style:style style:name="T90" style:parent-style-name="DefaultParagraphFont" style:family="text">
      <style:text-properties style:font-name-asian="Times New Roman" style:font-name-complex="Segoe UI" style:letter-kerning="false"/>
    </style:style>
    <style:style style:name="P91"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92" style:parent-style-name="Normal" style:family="paragraph">
      <style:paragraph-properties fo:text-align="justify" style:vertical-align="baseline" fo:margin-bottom="0in" fo:line-height="100%"/>
    </style:style>
    <style:style style:name="P93" style:parent-style-name="Normal" style:family="paragraph">
      <style:paragraph-properties fo:text-align="justify" style:vertical-align="baseline" fo:margin-bottom="0in" fo:line-height="100%"/>
    </style:style>
    <style:style style:name="T94" style:parent-style-name="DefaultParagraphFont" style:family="text">
      <style:text-properties style:font-name-asian="Times New Roman" style:font-name-complex="Segoe UI" style:letter-kerning="false"/>
    </style:style>
    <style:style style:name="T95" style:parent-style-name="DefaultParagraphFont" style:family="text">
      <style:text-properties style:font-name-asian="Times New Roman" style:font-name-complex="Segoe UI" style:letter-kerning="false"/>
    </style:style>
    <style:style style:name="P96"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97" style:parent-style-name="Normal" style:family="paragraph">
      <style:paragraph-properties fo:text-align="justify" style:vertical-align="baseline" fo:margin-bottom="0in" fo:line-height="100%"/>
    </style:style>
    <style:style style:name="P98" style:parent-style-name="Normal" style:family="paragraph">
      <style:paragraph-properties fo:text-align="justify" style:vertical-align="baseline" fo:margin-bottom="0in" fo:line-height="100%"/>
    </style:style>
    <style:style style:name="T99" style:parent-style-name="DefaultParagraphFont" style:family="text">
      <style:text-properties style:font-name-asian="Times New Roman" style:font-name-complex="Segoe UI" style:letter-kerning="false"/>
    </style:style>
    <style:style style:name="T100" style:parent-style-name="DefaultParagraphFont" style:family="text">
      <style:text-properties style:font-name-asian="Times New Roman" style:font-name-complex="Segoe UI" style:letter-kerning="false"/>
    </style:style>
    <style:style style:name="P101"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02" style:parent-style-name="Normal" style:family="paragraph">
      <style:paragraph-properties fo:text-align="justify" style:vertical-align="baseline" fo:margin-bottom="0in" fo:line-height="100%"/>
    </style:style>
    <style:style style:name="P103" style:parent-style-name="Normal" style:family="paragraph">
      <style:paragraph-properties fo:text-align="justify" style:vertical-align="baseline" fo:margin-bottom="0in" fo:line-height="100%"/>
    </style:style>
    <style:style style:name="T104" style:parent-style-name="DefaultParagraphFont" style:family="text">
      <style:text-properties style:font-name-asian="Times New Roman" style:font-name-complex="Segoe UI" style:letter-kerning="false"/>
    </style:style>
    <style:style style:name="T105" style:parent-style-name="DefaultParagraphFont" style:family="text">
      <style:text-properties style:font-name-asian="Times New Roman" style:font-name-complex="Segoe UI" style:letter-kerning="false"/>
    </style:style>
    <style:style style:name="P106"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07" style:parent-style-name="Normal" style:family="paragraph">
      <style:paragraph-properties fo:text-align="justify" style:vertical-align="baseline" fo:margin-bottom="0in" fo:line-height="100%"/>
    </style:style>
    <style:style style:name="P108" style:parent-style-name="Normal" style:family="paragraph">
      <style:paragraph-properties fo:text-align="justify" style:vertical-align="baseline" fo:margin-bottom="0in" fo:line-height="100%"/>
    </style:style>
    <style:style style:name="T109" style:parent-style-name="DefaultParagraphFont" style:family="text">
      <style:text-properties style:font-name-asian="Times New Roman" style:font-name-complex="Segoe UI" style:letter-kerning="false"/>
    </style:style>
    <style:style style:name="T110" style:parent-style-name="DefaultParagraphFont" style:family="text">
      <style:text-properties style:font-name-asian="Times New Roman" style:font-name-complex="Segoe UI" style:letter-kerning="false"/>
    </style:style>
    <style:style style:name="P111"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12" style:parent-style-name="Normal" style:family="paragraph">
      <style:paragraph-properties fo:text-align="justify" style:vertical-align="baseline" fo:margin-bottom="0in" fo:line-height="100%"/>
    </style:style>
    <style:style style:name="P113" style:parent-style-name="Normal" style:family="paragraph">
      <style:paragraph-properties fo:text-align="justify" style:vertical-align="baseline" fo:margin-bottom="0in" fo:line-height="100%"/>
    </style:style>
    <style:style style:name="T114" style:parent-style-name="DefaultParagraphFont" style:family="text">
      <style:text-properties style:font-name-asian="Times New Roman" style:font-name-complex="Segoe UI" style:letter-kerning="false"/>
    </style:style>
    <style:style style:name="T115" style:parent-style-name="DefaultParagraphFont" style:family="text">
      <style:text-properties style:font-name-asian="Times New Roman" style:font-name-complex="Segoe UI" style:letter-kerning="false"/>
    </style:style>
    <style:style style:name="P116"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17" style:parent-style-name="Normal" style:family="paragraph">
      <style:paragraph-properties fo:text-align="justify" style:vertical-align="baseline" fo:margin-bottom="0in" fo:line-height="100%"/>
    </style:style>
    <style:style style:name="P118" style:parent-style-name="Normal" style:family="paragraph">
      <style:paragraph-properties fo:text-align="justify" style:vertical-align="baseline" fo:margin-bottom="0in" fo:line-height="100%"/>
    </style:style>
    <style:style style:name="T119" style:parent-style-name="DefaultParagraphFont" style:family="text">
      <style:text-properties style:font-name-asian="Times New Roman" style:font-name-complex="Segoe UI" style:letter-kerning="false"/>
    </style:style>
    <style:style style:name="T120" style:parent-style-name="DefaultParagraphFont" style:family="text">
      <style:text-properties style:font-name-asian="Times New Roman" style:font-name-complex="Segoe UI" style:letter-kerning="false"/>
    </style:style>
    <style:style style:name="P121"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22" style:parent-style-name="Normal" style:family="paragraph">
      <style:paragraph-properties fo:text-align="justify" style:vertical-align="baseline" fo:margin-bottom="0in" fo:line-height="100%"/>
    </style:style>
    <style:style style:name="P123" style:parent-style-name="Normal" style:family="paragraph">
      <style:paragraph-properties fo:text-align="justify" style:vertical-align="baseline" fo:margin-bottom="0in" fo:line-height="100%"/>
    </style:style>
    <style:style style:name="T124" style:parent-style-name="DefaultParagraphFont" style:family="text">
      <style:text-properties style:font-name-asian="Times New Roman" style:font-name-complex="Segoe UI" style:letter-kerning="false"/>
    </style:style>
    <style:style style:name="T125" style:parent-style-name="DefaultParagraphFont" style:family="text">
      <style:text-properties style:font-name-asian="Times New Roman" style:font-name-complex="Segoe UI" style:letter-kerning="false"/>
    </style:style>
    <style:style style:name="P126" style:parent-style-name="Normal" style:family="paragraph">
      <style:paragraph-properties fo:text-align="justify" style:vertical-align="baseline" fo:margin-bottom="0in" fo:line-height="100%"/>
    </style:style>
    <style:style style:name="T127" style:parent-style-name="DefaultParagraphFont" style:family="text">
      <style:text-properties style:font-name-asian="Times New Roman" style:font-name-complex="Segoe UI" style:letter-kerning="false"/>
    </style:style>
    <style:style style:name="T128" style:parent-style-name="DefaultParagraphFont" style:family="text">
      <style:text-properties style:font-name-asian="Times New Roman" style:font-name-complex="Segoe UI" style:letter-kerning="false"/>
    </style:style>
    <style:style style:name="T129" style:parent-style-name="DefaultParagraphFont" style:family="text">
      <style:text-properties style:font-name-asian="Times New Roman" style:font-name-complex="Segoe UI" style:letter-kerning="false"/>
    </style:style>
    <style:style style:name="T130" style:parent-style-name="DefaultParagraphFont" style:family="text">
      <style:text-properties style:font-name-asian="Times New Roman" style:font-name-complex="Segoe UI" style:letter-kerning="false"/>
    </style:style>
    <style:style style:name="T131" style:parent-style-name="DefaultParagraphFont" style:family="text">
      <style:text-properties style:font-name-asian="Times New Roman" style:font-name-complex="Segoe UI" style:letter-kerning="false"/>
    </style:style>
    <style:style style:name="T132" style:parent-style-name="DefaultParagraphFont" style:family="text">
      <style:text-properties style:font-name-asian="Times New Roman" style:font-name-complex="Segoe UI" style:letter-kerning="false"/>
    </style:style>
    <style:style style:name="T133" style:parent-style-name="DefaultParagraphFont" style:family="text">
      <style:text-properties style:font-name-asian="Times New Roman" style:font-name-complex="Segoe UI" style:letter-kerning="false"/>
    </style:style>
    <style:style style:name="T134" style:parent-style-name="DefaultParagraphFont" style:family="text">
      <style:text-properties style:font-name-asian="Times New Roman" style:font-name-complex="Segoe UI" style:letter-kerning="false"/>
    </style:style>
    <style:style style:name="T135" style:parent-style-name="DefaultParagraphFont" style:family="text">
      <style:text-properties style:font-name-asian="Times New Roman" style:font-name-complex="Segoe UI" style:letter-kerning="false"/>
    </style:style>
    <style:style style:name="T136" style:parent-style-name="DefaultParagraphFont" style:family="text">
      <style:text-properties style:font-name-asian="Times New Roman" style:font-name-complex="Segoe UI" style:letter-kerning="false"/>
    </style:style>
    <style:style style:name="P137" style:parent-style-name="Normal" style:family="paragraph">
      <style:paragraph-properties fo:text-align="justify" style:vertical-align="baseline" fo:margin-bottom="0in" fo:line-height="100%"/>
    </style:style>
    <style:style style:name="P138" style:parent-style-name="Normal" style:family="paragraph">
      <style:paragraph-properties fo:text-align="justify" style:vertical-align="baseline" fo:margin-bottom="0in" fo:line-height="100%"/>
    </style:style>
    <style:style style:name="T139" style:parent-style-name="DefaultParagraphFont" style:family="text">
      <style:text-properties style:font-name-asian="Times New Roman" style:font-name-complex="Segoe UI" style:letter-kerning="false"/>
    </style:style>
    <style:style style:name="T140" style:parent-style-name="DefaultParagraphFont" style:family="text">
      <style:text-properties style:font-name-asian="Times New Roman" style:font-name-complex="Segoe UI" style:letter-kerning="false"/>
    </style:style>
    <style:style style:name="P141"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42" style:parent-style-name="Normal" style:family="paragraph">
      <style:paragraph-properties fo:text-align="justify" style:vertical-align="baseline" fo:margin-bottom="0in" fo:line-height="100%"/>
    </style:style>
    <style:style style:name="P143" style:parent-style-name="Normal" style:family="paragraph">
      <style:paragraph-properties fo:text-align="justify" style:vertical-align="baseline" fo:margin-bottom="0in" fo:line-height="100%"/>
    </style:style>
    <style:style style:name="T144" style:parent-style-name="DefaultParagraphFont" style:family="text">
      <style:text-properties style:font-name-asian="Times New Roman" style:font-name-complex="Segoe UI" style:letter-kerning="false"/>
    </style:style>
    <style:style style:name="P145" style:parent-style-name="Normal" style:family="paragraph">
      <style:paragraph-properties fo:text-align="justify" style:vertical-align="baseline" fo:margin-bottom="0in" fo:line-height="100%"/>
    </style:style>
    <style:style style:name="T146" style:parent-style-name="DefaultParagraphFont" style:family="text">
      <style:text-properties style:font-name-asian="Times New Roman" style:font-name-complex="Segoe UI" style:letter-kerning="false"/>
    </style:style>
    <style:style style:name="T147" style:parent-style-name="DefaultParagraphFont" style:family="text">
      <style:text-properties style:font-name-asian="Times New Roman" style:font-name-complex="Segoe UI" style:letter-kerning="false"/>
    </style:style>
    <style:style style:name="T148" style:parent-style-name="DefaultParagraphFont" style:family="text">
      <style:text-properties style:font-name-asian="Times New Roman" style:font-name-complex="Segoe UI" style:letter-kerning="false"/>
    </style:style>
    <style:style style:name="T149" style:parent-style-name="DefaultParagraphFont" style:family="text">
      <style:text-properties style:font-name-asian="Times New Roman" style:font-name-complex="Segoe UI" style:letter-kerning="false"/>
    </style:style>
    <style:style style:name="P150" style:parent-style-name="Normal" style:family="paragraph">
      <style:paragraph-properties fo:text-align="justify" style:vertical-align="baseline" fo:margin-bottom="0in" fo:line-height="100%"/>
    </style:style>
    <style:style style:name="P151" style:parent-style-name="Normal" style:family="paragraph">
      <style:paragraph-properties fo:text-align="justify" style:vertical-align="baseline" fo:margin-bottom="0in" fo:line-height="100%"/>
    </style:style>
    <style:style style:name="T152" style:parent-style-name="DefaultParagraphFont" style:family="text">
      <style:text-properties style:font-name-asian="Times New Roman" style:font-name-complex="Segoe UI" style:letter-kerning="false"/>
    </style:style>
    <style:style style:name="T153" style:parent-style-name="DefaultParagraphFont" style:family="text">
      <style:text-properties style:font-name-asian="Times New Roman" style:font-name-complex="Segoe UI" style:letter-kerning="false"/>
    </style:style>
    <style:style style:name="P154"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55" style:parent-style-name="Normal" style:family="paragraph">
      <style:paragraph-properties fo:text-align="justify" style:vertical-align="baseline" fo:margin-bottom="0in" fo:line-height="100%"/>
    </style:style>
    <style:style style:name="P156"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5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58"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59" style:parent-style-name="Normal" style:family="paragraph">
      <style:paragraph-properties fo:text-align="justify" style:vertical-align="baseline" fo:margin-bottom="0in" fo:line-height="100%"/>
    </style:style>
    <style:style style:name="T160" style:parent-style-name="DefaultParagraphFont" style:family="text">
      <style:text-properties style:font-name-asian="Times New Roman" style:font-name-complex="Segoe UI" style:letter-kerning="false"/>
    </style:style>
    <style:style style:name="T161" style:parent-style-name="DefaultParagraphFont" style:family="text">
      <style:text-properties style:font-name-asian="Times New Roman" style:font-name-complex="Segoe UI" style:letter-kerning="false"/>
    </style:style>
    <style:style style:name="P16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63" style:parent-style-name="Normal" style:family="paragraph">
      <style:paragraph-properties fo:text-align="justify" style:vertical-align="baseline" fo:margin-bottom="0in" fo:line-height="100%"/>
    </style:style>
    <style:style style:name="P164" style:parent-style-name="Normal" style:family="paragraph">
      <style:paragraph-properties fo:text-align="justify" style:vertical-align="baseline" fo:margin-bottom="0in" fo:line-height="100%"/>
    </style:style>
    <style:style style:name="T165" style:parent-style-name="DefaultParagraphFont" style:family="text">
      <style:text-properties style:font-name-asian="Times New Roman" style:font-name-complex="Segoe UI" style:letter-kerning="false"/>
    </style:style>
    <style:style style:name="P166" style:parent-style-name="Normal" style:family="paragraph">
      <style:paragraph-properties fo:text-align="justify" style:vertical-align="baseline" fo:margin-bottom="0in" fo:line-height="100%"/>
    </style:style>
    <style:style style:name="T167" style:parent-style-name="DefaultParagraphFont" style:family="text">
      <style:text-properties style:font-name-asian="Times New Roman" style:font-name-complex="Segoe UI" style:letter-kerning="false"/>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Entrevista_Carlos_Mateo_BiciMAD.mp4" office:target-frame-name="_top" xlink:show="replace"><text:span text:style-name="T4">Entrevista_Carlos_Mateo_BiciMAD.mp4</text:span></text:a><text:span text:style-name="T5"> </text:span></text:p>
      <text:p text:style-name="P6"><text:span text:style-name="T7"> </text:span></text:p>
      <text:p text:style-name="P8">Transcrição</text:p>
      <text:p text:style-name="P9"><text:span text:style-name="T10"> </text:span></text:p>
      <text:p text:style-name="P11"><text:span text:style-name="T12">Cristian Adorean:</text:span><text:span text:style-name="T13"> </text:span></text:p>
      <text:p text:style-name="P14">I will start (the recording) on my phone. So, in this case we can start with the first question. But (riso) first of all, thank you very much for accepting to collaborate with us. This is very important (for us). We are in the last months with the research. A... our research... just a brief review... is focused on the... electric micromobility in three European cities: Madrid, Lisbon and Cluj-Napoca from Romania. And now, I guess, we can... we can... we can start with the questions.</text:p>
      <text:p text:style-name="P15"/>
      <text:p text:style-name="P16"><text:span text:style-name="T17">Carlos Mateo:</text:span><text:span text:style-name="T18"> </text:span></text:p>
      <text:p text:style-name="P19">Which are the other cities? Madrid and... ? </text:p>
      <text:p text:style-name="P20"/>
      <text:p text:style-name="P21"><text:span text:style-name="T22">Cristian Adorean:</text:span><text:span text:style-name="T23"> </text:span></text:p>
      <text:p text:style-name="P24">Lisbon, from Portugal, and Cluj-Napoca from Romania. Three different cities. Different a... European urban context. So, the first question is: Why does BiciMAD invest in electric micromobility? </text:p>
      <text:p text:style-name="P25"/>
      <text:p text:style-name="P26"><text:span text:style-name="T27">Carlos Mateo:</text:span><text:span text:style-name="T28"> </text:span></text:p>
      <text:p text:style-name="P29">Well, the... the… the… point was… the… the… the real investor in this case is the City Council, ok? The City Council was the first organisation that thought (believed) in… in the e-bikes scheme. We have a bicycle scheme since 2014, and… the… surprise was that the... although the city wasn't asking for a full electric system, the company that was awarded offer (offers) full electric system for the city. So, I think, if I'm not mistaken that… we were the first in… that had a full electric bikes scheme. So, as<text:s/>we started with these… these features, we cannot remove it afterwards, so we continue investing in… in… in electric mobility in general. But, the… the point is that today we have a lot of lessons learnt, and we really think the… the full electric bicycles scheme really helps to integrate the… the… the bike scheme in… in the public transportation network of the city and people use it… many people use it as a… as a…. as a public transportation mode, not like a leisure activity or… or sport activity. So, and…<text:s/>well, today, we have a lot of experience with bike service schemes in many cities and the… the… the thing that… the wide conclusion is that people really prefer the… the electric micromobility and… and it's really clear when the system where are mechanical (conventional) and electric bikes, people use intensively the… the electric ones. And more if their motivation it's (is the) commuting. So, because of that, a… the city is investing in… in electric micromobility. First of all, because the micromobility…<text:s/>it's a… really main mean (mode) in the… in the future city´s mobility design, and… and… and within the… the micromobility, the bike… it's identified in our strategy as the… as the… the… the… the main mean to make this micromobility effective, and… and then, we think that the system<text:s/><text:soft-page-break/>has to be electric and because of that, we are investing in it. Because is the… it's a real motivation for people to use it for commuting. That is the… the main motivation… <text:s/>they are. </text:p>
      <text:p text:style-name="P30"/>
      <text:p text:style-name="P31"><text:span text:style-name="T32">Cristian Adorean:</text:span><text:span text:style-name="T33"> </text:span></text:p>
      <text:p text:style-name="P34">Ok, great. The second question: Did BiciMAD receive private financial support or public funds for the development of its own implementation and expansion strategy? </text:p>
      <text:p text:style-name="P35"/>
      <text:p text:style-name="P36"><text:span text:style-name="T37">Cristian Adorean:</text:span><text:span text:style-name="T38"> </text:span></text:p>
      <text:p text:style-name="P39">You already answered… </text:p>
      <text:p text:style-name="P40"/>
      <text:p text:style-name="P41"><text:span text:style-name="T42">Carlos Mateo:</text:span><text:span text:style-name="T43"> </text:span></text:p>
      <text:p text:style-name="P44">We… Yeah, we… we received<text:s/>(inaudível) public fund… fundation… (financial) support. So, that is… We are… for… for… for… I mean… for (the) context, we get incomes for the… from the… the system usage, from the users, but there are no others private organism (organisations) that… found (fund) us… with the… with the (inaudível), not the… not the (inaudível). So, it's a… a 100% publicly funded today. For sure, we are trying… we are trying to… to get more… incomes from the… maybe the… the… the… the advertising or… or… or landing of the system or… or whatever. We are working on it to complement the… the… the foundation (funding) with… with private money or even integrating BiciMAD in… in… in commuting plans for companies or something like that, but today the… the foundation (funding) is 100% public, from the City Council practically. Because a… a… I don't know if you know that we are a public company owned by the City Council. </text:p>
      <text:p text:style-name="P45"/>
      <text:p text:style-name="P46"><text:span text:style-name="T47">Cristian Adorean:</text:span><text:span text:style-name="T48"> </text:span></text:p>
      <text:p text:style-name="P49">The third question: Is there a well-defined specific target, it is customers, for BiciMAD´s implementation and development operations?</text:p>
      <text:p text:style-name="P50"/>
      <text:p text:style-name="P51"><text:span text:style-name="T52">Carlos Mateo:</text:span><text:span text:style-name="T53"> </text:span></text:p>
      <text:p text:style-name="P54">Well, the… BiciMAD is being installed as a public service. So, our geographical coverage is really important for us, to provide service to the whole city. And is not really focused in… in.. in a user profile, but the… when… we have to… to… to… locate every single station. We do… we have to study about the potential demand of the station. And, for sure, we… we move our… we relocate the station within areas where we think there are (is) higher potential demand. But, in some cases. we have to put station (stations) in other areas because (of) the social coverage you know, because the support service… not only (the) service focused on… well, the… the… the economical KPI (Key Performance Indicators). </text:p>
      <text:p text:style-name="P55"/>
      <text:p text:style-name="P56"><text:span text:style-name="T57">Cristian Adorean:</text:span><text:span text:style-name="T58"> </text:span></text:p>
      <text:p text:style-name="P59"><text:span text:style-name="T60">Now I have two more general questions. The 4</text:span><text:span text:style-name="T61">th</text:span><text:span text:style-name="T62">: What are the main drivers and obstacles in the development of electric micromobility in the city of Madrid? </text:span></text:p>
      <text:p text:style-name="P63"/>
      <text:p text:style-name="P64"><text:span text:style-name="T65">Carlos Mateo:</text:span><text:span text:style-name="T66"> </text:span></text:p>
      <text:p text:style-name="P67"><text:span text:style-name="T68">Well, I think that in general, the micromobility… it's really impacted by<text:s/></text:span><text:span text:style-name="T69">the infrastructure. Madrid has a very… very wide… cycling infrastructure, but most of them is (are) based… are<text:s/></text:span><text:soft-page-break/><text:span text:style-name="T70">based in short lanes with cars and all this could be some kind of scary for some people, and the… and… we are working in… in improving our dedicated infrastructure. But the… the point is that the… the city is really taking care about the impact of this space… distribution. In economics and in the… the citizens´ life, so we are not… we… we are trying not to impact the… very negatively for the user…<text:s/></text:span><text:span text:style-name="T71">that are not using the bike, because if you remove lanes are lanes and… then… you… the… the risk is to increase the… the… the traffic jams and, at some point, in the… in every single big… actuation or operation… urban operation in the city, the… the… the…</text:span><text:s/><text:span text:style-name="T72">the bike has the place in… because they redesigned all the car flows to… not to be impacted, because (of) that bike infrastructure. So, because of that, maybe we are going a little bit slower, but the… the horizon and the goal… it's… it's… it's the same. I</text:span><text:span text:style-name="T73">t's to provide… to provide this infrastructure… infrastructure to… to improve micromobility there. </text:span></text:p>
      <text:p text:style-name="P74"/>
      <text:p text:style-name="P75"><text:span text:style-name="T76">Cristian Adorean:</text:span><text:span text:style-name="T77"> </text:span></text:p>
      <text:p text:style-name="P78"><text:span text:style-name="T79">Ok, the 5</text:span><text:span text:style-name="T80">th</text:span><text:span text:style-name="T81"><text:s/>question: How do you evaluate or assess the current development of electric micromobility in the city of Madrid? </text:span></text:p>
      <text:p text:style-name="P82"/>
      <text:p text:style-name="P83"><text:span text:style-name="T84">Carlos Mateo:</text:span><text:span text:style-name="T85"> </text:span></text:p>
      <text:p text:style-name="P86">Well, I have to say that BiciMAD is very responsible of the type of persons in the… in the urban landscape here in Madrid, because… well, Madrid wasn’t a traditional bike city, but today, with BiciMAD, the bike, it's a common partner in the… in the mobility in the city. BiciMAD cover (covers) the whole Madrid. It´s pushing the presence of served mobility systems… they… they… they… the city is first related to (the) presence of the scooters in… in the city… We also have moped sharing system, maybe… a really<text:s/>big presence of personal system for electric today… most of them and… the… the… the view of the strategy that the city have (has) is to improve the… the micromobility (for) persons, micromobility (for) persons in the city, and try to complement with them the public transportation network that we have here, that it's (is) really good. So, the… the… the… the result of these… these… actions… We… we are even pushing the… the mobility hub concept to… to make easier (for) people to use micromobility in general, so the… the other strategy is that the city take (takes) into account micromobility and want (wants) to have micromobility in the city. Today BiciMAD is the main actor today in the micromobility market in Madrid. Maybe we have like the 50% of the market of micromobility in the city, because we are really formal for our… for people. The… the point is that… the… the… Well, as… as I said, we have different… different micromobility systems and they are growing in the city. The point is an… a… it's a… a thing that we… we… we have to improve. It's that… as they are… they… we are… we have only regulated the… the… the scooter licensing, the… the scooter… the scooter activity, not the… not the moped, nor the… the… car sharing system. The point to really complement the public transportation is that we have to try to these companies cover the whole city because they are really focused in those areas that are really profitable, but… and that is the… the balance that we have to work on to make micromobility grow more in Madrid, but the… the… the… the trend it's (is)… I think it's really good. The… the pressure is getting higher and even the… </text:p>
      <text:p text:style-name="P87"/>
      <text:p text:style-name="P88"><text:span text:style-name="T89">Cristian Adorean:</text:span><text:span text:style-name="T90"> </text:span></text:p>
      <text:soft-page-break/>
      <text:p text:style-name="P91">OK. And finally, the… the last question. It's a technical one. What short-, medium- and long-term development scenarios do you foresee regarding the lifecycle of electric bicycles? And here we… we are talking about the… the… the bicycles of BiciMAD, of course. </text:p>
      <text:p text:style-name="P92"/>
      <text:p text:style-name="P93"><text:span text:style-name="T94">Carlos Mateo:</text:span><text:span text:style-name="T95"> </text:span></text:p>
      <text:p text:style-name="P96">Yeah. Well, I think the… what… When you are talking about lifecycle, you are talking about the… I don´t know, I want to be precise. What are you talking about? From the… the manufacturing to the removal of the unit or what? </text:p>
      <text:p text:style-name="P97"/>
      <text:p text:style-name="P98"><text:span text:style-name="T99">Cristian Adorean:</text:span><text:span text:style-name="T100"> </text:span></text:p>
      <text:p text:style-name="P101">Yes, the manufacturing and the lifecycle, it is… the… the… time span. Because for example, in the case of the e-scooters, at the beginning, the… the lifespan was a few months, 7-8 months. In the case of electric bicycles, the… the lifecycle is higher. I don't know if…. </text:p>
      <text:p text:style-name="P102"/>
      <text:p text:style-name="P103"><text:span text:style-name="T104">Carlos Mateo:</text:span><text:span text:style-name="T105"> </text:span></text:p>
      <text:p text:style-name="P106">You… your… your… your point is what do we do with the side… with the bikes after... </text:p>
      <text:p text:style-name="P107"/>
      <text:p text:style-name="P108"><text:span text:style-name="T109">Cristian Adorean:</text:span><text:span text:style-name="T110"> </text:span></text:p>
      <text:p text:style-name="P111">In order to… yes, in order to… to improve the… the… the life cycle of the electric bicycles. I don't know if you… if you have specific measures, if you are working on it, if you… if you are trying to improve the lifecycle… time… or I don't know. </text:p>
      <text:p text:style-name="P112"/>
      <text:p text:style-name="P113"><text:span text:style-name="T114">Carlos Mateo:</text:span><text:span text:style-name="T115"> </text:span></text:p>
      <text:p text:style-name="P116">The lifecycle, but… but within the system, I… I… I understand. So, what do we do to make the bike last longer in… in service, yes. Ok. Ok.</text:p>
      <text:p text:style-name="P117"/>
      <text:p text:style-name="P118"><text:span text:style-name="T119">Cristian Adorean:</text:span><text:span text:style-name="T120"> </text:span></text:p>
      <text:p text:style-name="P121">Yes, yes. </text:p>
      <text:p text:style-name="P122"/>
      <text:p text:style-name="P123"><text:span text:style-name="T124">Carlos Mateo:</text:span><text:span text:style-name="T125"> </text:span></text:p>
      <text:p text:style-name="P126"><text:span text:style-name="T127">The… what… for sure… Well, first of<text:s/></text:span><text:span text:style-name="T128">all, you have to… to know that the… that the bike… it's a… a group of (inaudível) parts. So, if you want you can make the… the… the bike last forever because it's only about their maintenance. The… the point is that… the one is economically… economically attractive, the continue… continue… (continuing) maintaining bike or is preferable to… to change the… get a new unit and (it) will be lower. And I think it's a matter of technology in general, maybe… of obsolescence, when… when the bike get (gets) technolog</text:span><text:span text:style-name="T129">ically obsolete.</text:span><text:s/><text:span text:style-name="T130">But if… if the… the… the features are more… are more or less the same, I think like it's quite easy to… to… to expand the service, that maybe because the maintenance. So, what do we do to try to reduce those maintenance costs, for sure we have… we have a preventive… preventive maintenance plan. So, every single bike it's (is) going to the workshop, like every month and a half more or less. If… if they… if they didn't come before, because some bikes has (have) been working well and they… the</text:span><text:span text:style-name="T131">y didn't have any issue and those bikes without issues we get them to the… to the workshop to… to be checked. We have… we… we are using solid tires that is kind of new so the… the… the<text:s/></text:span><text:soft-page-break/><text:span text:style-name="T132">durability of the of the tires is… is higher. But it's quite… it's a little bit tricky talking about this, because what I said… because the… the components of the bike has (have) their own durability, so maybe the engine last (lasts) three years, maybe the… the… maybe the… the… the battery lasts like four years, maybe, but ev</text:span><text:span text:style-name="T133">erything… it's changeable, you know… So, it´s a…</text:span><text:s/><text:span text:style-name="T134">When a bike… when a bike has to be removed, maybe it's only when the operation that you have to do costs more than getting a new unit, or because the… the battery that…. as you… that you are maintaining it´s (is) obsolete, so the… the new bike it's (is) technologically very different, but it's not usually the case. When we removed the old system here Madrid, the… the... the last year, we had running (were running) bikes from 2014, so 10 years. So, the… the… t</text:span><text:span text:style-name="T135">he… the point is that they… if they are not vandalised like… (inaudível), or like… like… like… (inaudível) accident or whatever, because we usually repair (the bikes). But it's quite easy to be repaired. So, the… and the… and if you want them with (inaudível), maybe you… you can make them last the… the… the whole project. Even the private company (companies) today they are taking into account a life… a lifecycle of 10 years for the battery. They give a discretion… So it's quite difficult the… the only thing</text:span><text:span text:style-name="T136"><text:s/>that I can tell you, it's one. You have to maintain the bicycles, that's the point. </text:span></text:p>
      <text:p text:style-name="P137"/>
      <text:p text:style-name="P138"><text:span text:style-name="T139">Cristian Adorean:</text:span><text:span text:style-name="T140"> </text:span></text:p>
      <text:p text:style-name="P141">And also, it depends on… on how the users use the bicycles, as you said. Because… </text:p>
      <text:p text:style-name="P142"/>
      <text:p text:style-name="P143"><text:span text:style-name="T144">Carlos Mateo:</text:span></text:p>
      <text:p text:style-name="P145"><text:span text:style-name="T146">Yes, for sure. Because the… the… the… users it's (are) gonna (going to) define how often you have to maintain the bike. That's the difference. But the… the… It's quite difficult to decide this bike is not being used anymore. You're not gonna be using (you are not going to use) it anymore, and then I get a new one. It's this situation. It's in… in really strange cases where the bike is vandalised (inaudível) for sure. But the… regarding vandalising, for sure… we have… we have implemented a lot of… a lot of m</text:span><text:span text:style-name="T147">easure(s). We have… they will… they will… are located by GPS, they have an alarm, they are stalled… we have alarms, detecting lost bikes to… to… to be recovered as soon as possible. (Inaudível), this is not really related about the… the… the last thing of a bike. This is related of (to) vandalism and stealing of a bike, but the… for sure we… and… and there was one of the… the main reason we changed the system last year - the only vandalism feature of the new system regarding the system that we are…</text:span><text:s/><text:span text:style-name="T148">So, we d</text:span><text:span text:style-name="T149">idn't… within this new system, we really decrease a lot the amount of... lost… the bikes lost that we have, because the technology is better because the… the anti-vandalism (inaudível) are stronger… It's… today with our system… it is almost impossible to remove a bike from the dock. If… it was on… the same with the last… the last system. I don't really know if I answered your question. </text:span></text:p>
      <text:p text:style-name="P150"/>
      <text:p text:style-name="P151"><text:span text:style-name="T152">Cristian Adorean:</text:span><text:span text:style-name="T153"> </text:span></text:p>
      <text:p text:style-name="P154">Yes… you… you answered. From my part, that's all. I don't know if you want to… to add something, otherwise…</text:p>
      <text:p text:style-name="P155"/>
      <text:p text:style-name="P156">Carlos Mateo:</text:p>
      <text:p text:style-name="P157">I don´t think so.</text:p>
      <text:p text:style-name="P158"/>
      <text:p text:style-name="P159"><text:span text:style-name="T160">Cristian Adorean:</text:span><text:span text:style-name="T161"> </text:span></text:p>
      <text:p text:style-name="P162">In this case, Carlos, thank you very much for your time, for your help. Really interesting answers and opinions. And, if you… if you are interested, we can share the results with you. </text:p>
      <text:p text:style-name="P163"/>
      <text:p text:style-name="P164"><text:span text:style-name="T165">Carlos Mateo:</text:span></text:p>
      <text:p text:style-name="P166"><text:span text:style-name="T167">Yeah, for sur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7T06:14:00Z</meta:creation-date>
    <dc:date>2024-05-30T07:04:00Z</dc:date>
    <meta:template xlink:href="Normal" xlink:type="simple"/>
    <meta:editing-cycles>10</meta:editing-cycles>
    <meta:editing-duration>PT16440S</meta:editing-duration>
    <meta:document-statistic meta:page-count="6" meta:paragraph-count="29" meta:word-count="2210" meta:character-count="14782" meta:row-count="105" meta:non-whitespace-character-count="12601"/>
  </office:meta>
</office:document-meta>
</file>